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9701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1.1291in" fo:break-before="auto" style:use-optimal-row-height="true"/>
    </style:style>
    <style:style style:name="ro6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Nr.</text:p>
          </table:table-cell>
          <table:table-cell table:style-name="ce1" office:value-type="string" calcext:value-type="string">
            <text:p>Title</text:p>
          </table:table-cell>
          <table:table-cell table:style-name="ce2"/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Rank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Use Sanity Checks for All External Data Sourc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13, 42]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ck that Input Data is Complete, Balanced and Well Distribute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6, 12, 38, 42, 45]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style-name="ce2"/>
          <table:table-cell/>
          <table:table-cell office:value-type="string" calcext:value-type="string">
            <text:p>Write Reusable Scripts for Data Cleaning and Merg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1, 13, 42]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Ensure Data Labelling is Performed in a Strictly Controlled Proc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2, 16, 39, 40]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ke Data Sets Available on Shared Infrastructure (private or public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26, 31, 32, 38]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are a Clearly Defined Training Objective within the Team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9, 38, 60]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apture the Training Objective in a Metric thatis Easy to Measure and Understand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9, 19, 52, 60]</text:p>
          </table:table-cell>
          <table:table-cell table:style-name="ce2"/>
        </table:table-row>
        <table:table-row table:style-name="ro2">
          <table:table-cell table:style-name="ce2"/>
          <table:table-cell/>
          <table:table-cell office:value-type="string" calcext:value-type="string">
            <text:p>Test all Feature Extraction Code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12, 44]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 table:style-name="ce2"/>
          <table:table-cell/>
          <table:table-cell office:value-type="string" calcext:value-type="string">
            <text:p>Assign an Owner to Each Feature and Document its Rationale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60]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tively Remove or Archive Features That are Not Used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45, 60]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er Review Training Script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11]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nable Parallel Training Experiment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44, 48]</text:p>
          </table:table-cell>
          <table:table-cell table:style-name="ce2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utomate Hyper-Parameter Optimisation and Model Selectio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29, 37]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ntinuously Measure Model Quality and Performance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18, 60]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hare Status and Outcomes of Experiments Within the Team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26, 34]</text:p>
          </table:table-cell>
          <table:table-cell table:style-name="ce2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se Versioningfor Data, Model, Configurations and Training Script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26, 28, 34, 38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  <table:table-cell office:value-type="string" calcext:value-type="string">
            <text:p>48, 54, 57]</text:p>
          </table:table-cell>
          <table:table-cell table:style-name="ce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un Automated Regression Test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[12, 48]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se Continuous Integration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[12, 44]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se Static Analysis to Check Code Quality</text:p>
          </table:table-cell>
          <table:table-cell office:value-type="string" calcext:value-type="string">
            <text:p>Coding</text:p>
          </table:table-cell>
          <table:table-cell table:style-name="ce2"/>
          <table:table-cell office:value-type="string" calcext:value-type="string">
            <text:p>[55]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utomate Model Deployment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20, 43, 52, 54]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tinuously Monitor the Behaviour of Deployed Models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5, 18, 20, 44, 48]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able Shadow Deployment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5, 20, 54, 57]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rform Checks to Detect Skews between Models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5, 18, 44, 60]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nable Automatic Roll Backs for Production Models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20, 44]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og Production Predictions with the Model's Version and Input Data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28, 38, 49]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se A Collaborative Development Platform</text:p>
          </table:table-cell>
          <table:table-cell office:value-type="string" calcext:value-type="string">
            <text:p>Team</text:p>
          </table:table-cell>
          <table:table-cell table:style-name="ce2"/>
          <table:table-cell office:value-type="string" calcext:value-type="string">
            <text:p>[10, 50]</text:p>
          </table:table-cell>
          <table:table-cell table:style-name="ce2"/>
        </table:table-row>
        <table:table-row table:style-name="ro6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ork Against a Shared Backlo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[46, 51]</text:p>
          </table:table-cell>
          <table:table-cell table:style-name="ce2"/>
        </table:table-row>
        <table:table-row table:style-name="ro5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mmunicate, Align, and Collaborate With Multidisciplinary Team Member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[21]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nforce Fairness and Privacy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7, 8, 12]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15:48.631960293</meta:creation-date>
    <dc:date>2026-04-02T10:16:10.586756784</dc:date>
    <meta:editing-duration>PT22S</meta:editing-duration>
    <meta:editing-cycles>1</meta:editing-cycles>
    <meta:document-statistic meta:table-count="1" meta:cell-count="169" meta:object-count="0"/>
    <meta:generator>LibreOffice/24.2.7.2$Linux_X86_64 LibreOffice_project/420$Build-2</meta:generator>
  </office:meta>
</office:document-meta>
</file>